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NewRoman" svg:font-family="TimesNewRoman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NewRoman" svg:font-family="TimesNewRoman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1965in" fo:margin-left="1.1812in" fo:margin-bottom="0.3937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2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language-asian="pt" style:country-asian="BR"/>
    </style:style>
    <style:style style:name="P4" style:parent-style-name="Header" style:family="paragraph">
      <style:paragraph-properties fo:text-align="center"/>
    </style:style>
    <style:style style:name="P5" style:parent-style-name="Header" style:family="paragraph">
      <style:paragraph-properties fo:text-align="center"/>
      <style:text-properties style:font-name="Verdana" style:font-name-complex="Verdana"/>
    </style:style>
    <style:style style:name="P6" style:parent-style-name="Header" style:family="paragraph">
      <style:paragraph-properties fo:text-align="center"/>
      <style:text-properties style:font-name="Times New Roman" fo:font-weight="bold" style:font-weight-asian="bold"/>
    </style:style>
    <style:style style:name="P7" style:parent-style-name="Header" style:family="paragraph">
      <style:paragraph-properties fo:text-align="center"/>
      <style:text-properties style:font-name="Times New Roman" fo:font-weight="bold" style:font-weight-asian="bold"/>
    </style:style>
    <style:style style:name="P8" style:parent-style-name="Header" style:family="paragraph">
      <style:paragraph-properties fo:text-align="center"/>
      <style:text-properties style:font-name="Times New Roman" fo:font-weight="bold" style:font-weight-asian="bold"/>
    </style:style>
    <style:style style:name="P9" style:parent-style-name="Header" style:family="paragraph">
      <style:paragraph-properties fo:text-align="center"/>
      <style:text-properties style:font-name="Times New Roman"/>
    </style:style>
    <style:style style:name="P10" style:parent-style-name="Normal" style:family="paragraph">
      <style:paragraph-properties style:text-autospace="none" fo:margin-bottom="0in" fo:line-height="100%"/>
      <style:text-properties style:font-name="Verdana" style:font-name-complex="Verdana" fo:color="#000000"/>
    </style:style>
    <style:style style:name="P11" style:parent-style-name="Normal" style:family="paragraph">
      <style:paragraph-properties style:text-autospace="none" fo:text-align="center" fo:margin-bottom="0in" fo:line-height="100%"/>
      <style:text-properties style:font-name="TimesNewRoman" style:font-name-complex="TimesNewRoman" fo:color="#FF0000"/>
    </style:style>
    <style:style style:name="P12" style:parent-style-name="Normal" style:family="paragraph">
      <style:paragraph-properties style:text-autospace="none" fo:text-align="center" fo:margin-bottom="0in" fo:line-height="100%"/>
      <style:text-properties style:font-name="TimesNewRoman" style:font-name-complex="TimesNewRoman" fo:color="#000000"/>
    </style:style>
    <style:style style:name="P13" style:parent-style-name="Footer" style:family="paragraph">
      <style:paragraph-properties fo:text-align="center"/>
    </style:style>
    <style:style style:name="T14" style:parent-style-name="DefaultParagraphFont" style:family="text">
      <style:text-properties style:font-name="TimesNewRoman" style:font-name-complex="TimesNewRoman" fo:color="#000000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7" text:anchor-type="as-char" svg:x="0in" svg:y="0in" svg:width="4.91667in" svg:height="0.58333in" style:rel-width="scale" style:rel-height="scale"><draw:image xlink:href="media/image1.emf" xlink:type="simple" xlink:show="embed" xlink:actuate="onLoad"/><svg:title/><svg:desc/></draw:frame></text:span></text:p>
        <text:p text:style-name="P4"/>
        <text:p text:style-name="P5">_________________________________________________________</text:p>
        <text:p text:style-name="P6"/>
        <text:p text:style-name="P7">Fatec Carapicuíba</text:p>
        <text:p text:style-name="P8"/>
        <text:p text:style-name="P9"/>
        <text:p text:style-name="Header"/>
      </style:header>
      <style:footer>
        <text:p text:style-name="P10">____________________________________________________________</text:p>
        <text:p text:style-name="P11">http://www.fateccarapicuiba.edu.br/</text:p>
        <text:p text:style-name="P12">Avenida Francisco Pignatari, 650 - Vila Gustavo Correia, Carapicuíba - SP - CEP: 06310-390</text:p>
        <text:p text:style-name="P13"><text:span text:style-name="T14">(11)4184-8404 / 4183-6849 / 4183-6827 - contato@fateccarapicuiba.edu.b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onike xD</meta:initial-creator>
    <dc:creator>Monike xD</dc:creator>
    <meta:creation-date>2012-09-30T19:04:00Z</meta:creation-date>
    <dc:date>2012-09-30T19:04:00Z</dc:date>
    <meta:template xlink:href="Normal.dotm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